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2.02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margin-top="0.102cm" fo:margin-bottom="0.102cm" fo:text-align="start"/>
      <style:text-properties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Customer reviews</text:span></text:p>
          </draw:text-box>
        </draw:frame>
        <draw:frame presentation:style-name="pr2" draw:text-style-name="P3" draw:layer="layout" svg:width="24.558cm" svg:height="12.027cm" svg:x="1.35cm" svg:y="4.064cm" presentation:class="subtitle" presentation:user-transformed="true">
          <draw:text-box>
            <text:list text:style-name="L2">
              <text:list-item>
                <text:p text:style-name="P2"><text:span text:style-name="T2"><text:s/></text:span><text:span text:style-name="T2">Why customer reviews? <text:s text:c="122"/></text:span></text:p>
              </text:list-item>
              <text:list-item>
                <text:p text:style-name="P2"><text:span text:style-name="T2">Ask review after buy/sell product</text:span></text:p>
              </text:list-item>
            </text:list>
            <text:p text:style-name="P2"><text:span text:style-name="T2"><text:s text:c="20"/></text:span><text:span text:style-name="T2">1.Through e-mail <text:s text:c="111"/>2.Through free text message <text:s text:c="92"/>3.At end of the process <text:s text:c="48"/></text:span></text:p>
            <text:list text:continue-numbering="true"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How to improve our reviews too positive to attract customer <text:s text:c="59"/>1.customer satisfaction <text:s text:c="98"/>2.Make the process as simple as possible <text:s text:c="68"/>3.Third party review provider(reevoo,Bazaarvoice) <text:s text:c="55"/>4. negative review also mat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14T12:05:19.45</meta:creation-date>
    <meta:editing-duration>PT10M5S</meta:editing-duration>
    <meta:editing-cycles>3</meta:editing-cycles>
    <dc:date>2016-03-14T14:16:23.55</dc:date>
    <meta:generator>OpenOffice/4.1.1$Win32 OpenOffice.org_project/411m6$Build-9775</meta:generator>
    <meta:document-statistic meta:object-count="25"/>
  </office:meta>
</office:document-meta>
</file>